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40000012027E6673C2EC5F1A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8.265cm" fo:margin-left="-0.199cm" table:align="left" style:writing-mode="lr-tb"/>
    </style:style>
    <style:style style:name="Tabelle1.A" style:family="table-column">
      <style:table-column-properties style:column-width="9.123cm"/>
    </style:style>
    <style:style style:name="Tabelle1.B" style:family="table-column">
      <style:table-column-properties style:column-width="9.142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 style:family="table-cell">
      <style:table-cell-properties style:vertical-align="top" fo:padding-left="0.191cm" fo:padding-right="0.191cm" fo:padding-top="0cm" fo:padding-bottom="0cm" fo:border="0.5pt solid #000000" style:writing-mode="lr-tb"/>
    </style:style>
    <style:style style:name="Tabelle4" style:family="table">
      <style:table-properties style:width="18cm" table:align="margins" style:writing-mode="lr-tb"/>
    </style:style>
    <style:style style:name="Tabelle4.A" style:family="table-column">
      <style:table-column-properties style:column-width="8.89cm" style:rel-column-width="5040*"/>
    </style:style>
    <style:style style:name="Tabelle4.B" style:family="table-column">
      <style:table-column-properties style:column-width="9.11cm" style:rel-column-width="5165*"/>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aaa6b" officeooo:paragraph-rsid="000aaa6b"/>
    </style:style>
    <style:style style:name="P2" style:family="paragraph" style:parent-style-name="Footer">
      <style:paragraph-properties fo:text-align="center" style:justify-single-word="false" fo:padding="0.035cm" fo:border="0.26pt solid #000000"/>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P5" style:family="paragraph" style:parent-style-name="Header">
      <style:paragraph-properties fo:text-align="center" style:justify-single-word="false"/>
      <style:text-properties fo:font-size="8pt" style:font-size-asian="8pt"/>
    </style:style>
    <style:style style:name="P6" style:family="paragraph" style:parent-style-name="Header">
      <style:paragraph-properties fo:text-align="center" style:justify-single-word="false"/>
      <style:text-properties fo:font-weight="bold" style:font-weight-asian="bold"/>
    </style:style>
    <style:style style:name="P7" style:family="paragraph" style:parent-style-name="Header">
      <style:paragraph-properties fo:text-align="center" style:justify-single-word="false"/>
      <style:text-properties fo:font-size="9pt" fo:font-weight="bold" style:font-size-asian="9pt" style:font-weight-asian="bold"/>
    </style:style>
    <style:style style:name="P8" style:family="paragraph" style:parent-style-name="Header">
      <style:paragraph-properties fo:text-align="center" style:justify-single-word="false"/>
      <style:text-properties fo:font-size="5pt" fo:font-weight="bold" style:font-size-asian="5pt" style:font-weight-asian="bold"/>
    </style:style>
    <style:style style:name="P9" style:family="paragraph" style:parent-style-name="Contents_20_Heading_20__28_user_29_">
      <style:paragraph-properties>
        <style:tab-stops>
          <style:tab-stop style:position="16.591cm" style:type="right" style:leader-style="dotted" style:leader-text="."/>
        </style:tab-stops>
      </style:paragraph-properties>
      <style:text-properties fo:font-weight="normal" style:font-weight-asian="normal"/>
    </style:style>
    <style:style style:name="P10" style:family="paragraph" style:parent-style-name="Contents_20_1_20__28_user_29_">
      <style:paragraph-properties>
        <style:tab-stops>
          <style:tab-stop style:position="18cm" style:type="right" style:leader-style="dotted" style:leader-text="."/>
        </style:tab-stops>
      </style:paragraph-properties>
    </style:style>
    <style:style style:name="P11" style:family="paragraph" style:parent-style-name="Contents_20_2_20__28_user_29_">
      <style:paragraph-properties>
        <style:tab-stops>
          <style:tab-stop style:position="18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2">
      <style:paragraph-properties>
        <style:tab-stops>
          <style:tab-stop style:position="7.832cm"/>
        </style:tab-stops>
      </style:paragraph-properties>
    </style:style>
    <style:style style:name="P14" style:family="paragraph" style:parent-style-name="Text_20_body_20__28_user_29_">
      <style:text-properties fo:font-size="12pt" style:font-size-asian="12pt"/>
    </style:style>
    <style:style style:name="P15" style:family="paragraph" style:parent-style-name="Text_20_body_20__28_user_29_">
      <style:text-properties officeooo:rsid="000aaa6b" officeooo:paragraph-rsid="000aaa6b"/>
    </style:style>
    <style:style style:name="P16" style:family="paragraph" style:parent-style-name="Text_20_body_20__28_user_29_">
      <style:text-properties officeooo:paragraph-rsid="000aaa6b"/>
    </style:style>
    <style:style style:name="P17" style:family="paragraph" style:parent-style-name="Text_20_body_20__28_user_29_">
      <style:text-properties officeooo:rsid="000b200f" officeooo:paragraph-rsid="000b200f"/>
    </style:style>
    <style:style style:name="P18" style:family="paragraph" style:parent-style-name="Text_20_body_20__28_user_29_">
      <style:text-properties officeooo:rsid="000be958" officeooo:paragraph-rsid="000be958"/>
    </style:style>
    <style:style style:name="P19" style:family="paragraph" style:parent-style-name="Text_20_body_20__28_user_29_">
      <style:text-properties officeooo:paragraph-rsid="000be958"/>
    </style:style>
    <style:style style:name="P20" style:family="paragraph" style:parent-style-name="Text_20_body_20__28_user_29_">
      <style:text-properties officeooo:paragraph-rsid="000ce9b6"/>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P23" style:family="paragraph" style:parent-style-name="Standard">
      <style:text-properties fo:font-size="9pt" style:text-underline-style="solid" style:text-underline-width="auto" style:text-underline-color="font-color" fo:font-weight="bold" style:font-size-asian="9pt" style:font-weight-asian="bold"/>
    </style:style>
    <style:style style:name="P24" style:family="paragraph" style:parent-style-name="Standard">
      <style:paragraph-properties fo:text-align="center" style:justify-single-word="false"/>
      <style:text-properties fo:font-size="9pt" style:text-underline-style="solid" style:text-underline-width="auto" style:text-underline-color="font-color" fo:font-weight="bold" style:font-size-asian="9pt" style:font-weight-asian="bold" style:font-size-complex="13pt"/>
    </style:style>
    <style:style style:name="P25" style:family="paragraph" style:parent-style-name="Standard">
      <style:text-properties style:font-name="Thorndale" fo:font-size="12pt" style:font-size-asian="12pt" style:font-name-complex="Thorndale"/>
    </style:style>
    <style:style style:name="P26" style:family="paragraph" style:parent-style-name="Standard">
      <style:paragraph-properties fo:margin-top="0cm" fo:margin-bottom="0.3cm" loext:contextual-spacing="false"/>
    </style:style>
    <style:style style:name="P27" style:family="paragraph" style:parent-style-name="Standard">
      <style:paragraph-properties fo:margin-top="0cm" fo:margin-bottom="0.3cm" loext:contextual-spacing="false" fo:padding="0.071cm" fo:border="none"/>
    </style:style>
    <style:style style:name="P28" style:family="paragraph" style:parent-style-name="Standard">
      <style:paragraph-properties fo:margin-top="0cm" fo:margin-bottom="0.3cm" loext:contextual-spacing="false" fo:padding="0.071cm" fo:border="none"/>
      <style:text-properties fo:font-size="9pt" style:font-size-asian="9pt"/>
    </style:style>
    <style:style style:name="P29" style:family="paragraph" style:parent-style-name="Standard">
      <style:paragraph-properties fo:margin-top="0cm" fo:margin-bottom="0.3cm" loext:contextual-spacing="false" fo:break-before="page" fo:padding="0.071cm" fo:border="none"/>
      <style:text-properties fo:font-size="9pt" fo:font-weight="bold" style:font-size-asian="9pt" style:font-weight-asian="bold"/>
    </style:style>
    <style:style style:name="P30" style:family="paragraph" style:parent-style-name="Standard" style:master-page-name="Standard">
      <style:paragraph-properties style:page-number="auto"/>
      <style:text-properties fo:font-size="10pt" style:font-size-asian="10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style>
    <style:style style:name="T3" style:family="text">
      <style:text-properties fo:font-weight="bold" style:font-weight-asian="bold"/>
    </style:style>
    <style:style style:name="T4" style:family="text">
      <style:text-properties fo:font-size="13pt" style:text-underline-style="solid" style:text-underline-width="auto" style:text-underline-color="font-color" fo:font-weight="bold" style:font-size-asian="13pt" style:font-weight-asian="bold" style:font-size-complex="13pt"/>
    </style:style>
    <style:style style:name="T5" style:family="text">
      <style:text-properties fo:font-size="9pt" style:text-underline-style="solid" style:text-underline-width="auto" style:text-underline-color="font-color" fo:font-weight="bold" style:font-size-asian="9pt" style:font-weight-asian="bold"/>
    </style:style>
    <style:style style:name="T6" style:family="text">
      <style:text-properties fo:font-size="9pt" fo:font-weight="bold" style:font-size-asian="9pt" style:font-weight-asian="bold"/>
    </style:style>
    <style:style style:name="T7" style:family="text">
      <style:text-properties fo:font-size="9pt" style:font-size-asian="9pt"/>
    </style:style>
    <style:style style:name="T8" style:family="text">
      <style:text-properties fo:font-size="15pt" style:font-size-asian="15pt"/>
    </style:style>
    <style:style style:name="T9" style:family="text">
      <style:text-properties fo:font-size="11pt" fo:font-weight="normal" style:font-name-asian="HG Mincho Light J" style:font-size-asian="11pt" style:font-weight-asian="normal" style:font-name-complex="Arial Unicode MS" style:font-size-complex="12pt" style:font-weight-complex="normal"/>
    </style:style>
    <style:style style:name="T10" style:family="text">
      <style:text-properties fo:font-size="12pt" style:font-size-asian="12pt"/>
    </style:style>
    <style:style style:name="T11" style:family="text">
      <style:text-properties style:font-name="Segoe UI Emoji" style:font-name-asian="Segoe UI Emoji" style:font-name-complex="Segoe UI Emoji"/>
    </style:style>
    <style:style style:name="T12" style:family="text">
      <style:text-properties style:font-name-asian="Arial"/>
    </style:style>
    <style:style style:name="T13" style:family="text">
      <style:text-properties style:font-name="Comic Sans MS" fo:font-size="6pt" style:font-size-asian="6pt" style:font-name-complex="Comic Sans MS"/>
    </style:style>
    <style:style style:name="T14" style:family="text">
      <style:text-properties fo:font-size="8pt" style:font-size-asian="8pt"/>
    </style:style>
    <style:style style:name="T15" style:family="text">
      <style:text-properties fo:font-variant="small-caps" fo:font-weight="bold" style:font-weight-asian="bold"/>
    </style:style>
    <style:style style:name="T16" style:family="text">
      <style:text-properties officeooo:rsid="000aaa6b"/>
    </style:style>
    <style:style style:name="T17" style:family="text">
      <style:text-properties officeooo:rsid="000b200f"/>
    </style:style>
    <style:style style:name="T18" style:family="text">
      <style:text-properties officeooo:rsid="000be958"/>
    </style:style>
    <style:style style:name="T19" style:family="text">
      <style:text-properties officeooo:rsid="000ce9b6"/>
    </style:style>
    <style:style style:name="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2">Pflichtenheft:</text:p>
      <text:p text:style-name="P24"/>
      <text:p text:style-name="P23"/>
      <text:p text:style-name="P26"><text:span text:style-name="T8">Gruppe: Die Fantastischen 4</text:span></text:p>
      <text:p text:style-name="P26"><text:span text:style-name="T8">Gruppenmitglieder: Kayim, Beck, Hohn, Schurz, Jamry</text:span></text:p>
      <text:p text:style-name="P27"><text:span text:style-name="T6">Auftrag: </text:span></text:p>
      <text:p text:style-name="P28">Die Lehrer der Georg-Simon-Ohm-Schule holen am Ende eines jeden Schuljahres ein Feedback der</text:p>
      <text:p text:style-name="P28">Schülerinnen und Schüler über den Unterricht ein.</text:p>
      <text:p text:style-name="P28">Die Auswertungen der Schülerantworten sollen zur Evaluierung des Unterrichts herangezogen werden und mit</text:p>
      <text:p text:style-name="P28">dazu beitragen, die Unterrichtsqualität ständig zu überprüfen und zu erhöhen.</text:p>
      <text:p text:style-name="P28">Bisher werden dazu Evaluationsbögen ausgeteilt und manuell ausgewertet.</text:p>
      <text:p text:style-name="P28">Die Erstellung, Durchführung, Teilnahme und Auswertung der Umfragen soll nun rechnergestützt durchführbar sein.</text:p>
      <text:p text:style-name="P28"/>
      <text:p text:style-name="P29"/>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Inhaltsverzeichnis</text:p>
          <text:p text:style-name="P10"><text:a xlink:type="simple" xlink:href="#__RefHeading__413_861071704" text:style-name="Index_20_Link_20__28_user_29_" text:visited-style-name="Index_20_Link_20__28_user_29_">1 Zielbestimmung<text:tab/>3</text:a></text:p>
          <text:p text:style-name="P11"><text:a xlink:type="simple" xlink:href="#__RefHeading__415_861071704" text:style-name="Index_20_Link_20__28_user_29_" text:visited-style-name="Index_20_Link_20__28_user_29_">1.1Musskriterien<text:tab/>3</text:a></text:p>
          <text:p text:style-name="P11"><text:a xlink:type="simple" xlink:href="#__RefHeading__417_861071704" text:style-name="Index_20_Link_20__28_user_29_" text:visited-style-name="Index_20_Link_20__28_user_29_">1.2 Wunschkriterien<text:tab/>3</text:a></text:p>
          <text:p text:style-name="P11"><text:a xlink:type="simple" xlink:href="#__RefHeading__419_861071704" text:style-name="Index_20_Link_20__28_user_29_" text:visited-style-name="Index_20_Link_20__28_user_29_">1. 3 Abgrenzungskriterien<text:tab/>3</text:a></text:p>
          <text:p text:style-name="P10"><text:a xlink:type="simple" xlink:href="#__RefHeading__421_861071704" text:style-name="Index_20_Link_20__28_user_29_" text:visited-style-name="Index_20_Link_20__28_user_29_">2 Produkteinsatz<text:tab/>3</text:a></text:p>
          <text:p text:style-name="P11"><text:a xlink:type="simple" xlink:href="#__RefHeading__423_861071704" text:style-name="Index_20_Link_20__28_user_29_" text:visited-style-name="Index_20_Link_20__28_user_29_">2.1 Anwendungsbereiche<text:tab/>3</text:a></text:p>
          <text:p text:style-name="P11"><text:a xlink:type="simple" xlink:href="#__RefHeading__425_861071704" text:style-name="Index_20_Link_20__28_user_29_" text:visited-style-name="Index_20_Link_20__28_user_29_">2.2 Zielgruppen<text:tab/>3</text:a></text:p>
          <text:p text:style-name="P11"><text:a xlink:type="simple" xlink:href="#__RefHeading__427_861071704" text:style-name="Index_20_Link_20__28_user_29_" text:visited-style-name="Index_20_Link_20__28_user_29_">2.3 Betriebsbedingungen<text:tab/>3</text:a></text:p>
          <text:p text:style-name="P10"><text:a xlink:type="simple" xlink:href="#__RefHeading__429_861071704" text:style-name="Index_20_Link_20__28_user_29_" text:visited-style-name="Index_20_Link_20__28_user_29_">3 Produktübersicht<text:tab/>3</text:a></text:p>
          <text:p text:style-name="P10"><text:a xlink:type="simple" xlink:href="#__RefHeading__431_861071704" text:style-name="Index_20_Link_20__28_user_29_" text:visited-style-name="Index_20_Link_20__28_user_29_">4 Produktfunktionen<text:tab/>3</text:a></text:p>
          <text:p text:style-name="P10"><text:a xlink:type="simple" xlink:href="#__RefHeading__433_861071704" text:style-name="Index_20_Link_20__28_user_29_" text:visited-style-name="Index_20_Link_20__28_user_29_">5 Produktdaten<text:tab/>3</text:a></text:p>
          <text:p text:style-name="P10"><text:a xlink:type="simple" xlink:href="#__RefHeading__435_861071704" text:style-name="Index_20_Link_20__28_user_29_" text:visited-style-name="Index_20_Link_20__28_user_29_">6 Produktleistungen<text:tab/>4</text:a></text:p>
          <text:p text:style-name="P10"><text:a xlink:type="simple" xlink:href="#__RefHeading__437_861071704" text:style-name="Index_20_Link_20__28_user_29_" text:visited-style-name="Index_20_Link_20__28_user_29_">7 Qualitätsanforderungen<text:tab/>4</text:a></text:p>
          <text:p text:style-name="P10"><text:a xlink:type="simple" xlink:href="#__RefHeading__439_861071704" text:style-name="Index_20_Link_20__28_user_29_" text:visited-style-name="Index_20_Link_20__28_user_29_">8 Benutzungsoberfläche<text:tab/>4</text:a></text:p>
          <text:p text:style-name="P10"><text:a xlink:type="simple" xlink:href="#__RefHeading__441_861071704" text:style-name="Index_20_Link_20__28_user_29_" text:visited-style-name="Index_20_Link_20__28_user_29_">9 Nichtfunktionale Anforderungen<text:tab/>4</text:a></text:p>
          <text:p text:style-name="P10"><text:a xlink:type="simple" xlink:href="#__RefHeading__443_861071704" text:style-name="Index_20_Link_20__28_user_29_" text:visited-style-name="Index_20_Link_20__28_user_29_">10 Technische Produktumgebung<text:tab/>4</text:a></text:p>
          <text:p text:style-name="P11"><text:a xlink:type="simple" xlink:href="#__RefHeading__445_861071704" text:style-name="Index_20_Link_20__28_user_29_" text:visited-style-name="Index_20_Link_20__28_user_29_">10.1 Software<text:tab/>4</text:a></text:p>
          <text:p text:style-name="P11"><text:a xlink:type="simple" xlink:href="#__RefHeading__447_861071704" text:style-name="Index_20_Link_20__28_user_29_" text:visited-style-name="Index_20_Link_20__28_user_29_">10.2 Hardware<text:tab/>4</text:a></text:p>
          <text:p text:style-name="P11"><text:a xlink:type="simple" xlink:href="#__RefHeading__449_861071704" text:style-name="Index_20_Link_20__28_user_29_" text:visited-style-name="Index_20_Link_20__28_user_29_">10.3 Orgware<text:tab/>4</text:a></text:p>
          <text:p text:style-name="P11"><text:a xlink:type="simple" xlink:href="#__RefHeading__451_861071704" text:style-name="Index_20_Link_20__28_user_29_" text:visited-style-name="Index_20_Link_20__28_user_29_">10. 4 Produkt-Schnittstellen<text:tab/>4</text:a></text:p>
          <text:p text:style-name="P10"><text:a xlink:type="simple" xlink:href="#__RefHeading__453_861071704" text:style-name="Index_20_Link_20__28_user_29_" text:visited-style-name="Index_20_Link_20__28_user_29_">11 Spezielle Anforderungen an die Entwicklungs-Umgebung<text:tab/>5</text:a></text:p>
          <text:p text:style-name="P11"><text:a xlink:type="simple" xlink:href="#__RefHeading__455_861071704" text:style-name="Index_20_Link_20__28_user_29_" text:visited-style-name="Index_20_Link_20__28_user_29_">11.1 Software<text:tab/>5</text:a></text:p>
          <text:p text:style-name="P11"><text:a xlink:type="simple" xlink:href="#__RefHeading__457_861071704" text:style-name="Index_20_Link_20__28_user_29_" text:visited-style-name="Index_20_Link_20__28_user_29_">11.2 Hardware<text:tab/>5</text:a></text:p>
          <text:p text:style-name="P11"><text:a xlink:type="simple" xlink:href="#__RefHeading__459_861071704" text:style-name="Index_20_Link_20__28_user_29_" text:visited-style-name="Index_20_Link_20__28_user_29_">11.3 Orgware<text:tab/>5</text:a></text:p>
          <text:p text:style-name="P11"><text:a xlink:type="simple" xlink:href="#__RefHeading__461_861071704" text:style-name="Index_20_Link_20__28_user_29_" text:visited-style-name="Index_20_Link_20__28_user_29_">11.4 Entwicklungs-Schnittstellen<text:tab/>5</text:a></text:p>
          <text:p text:style-name="P10"><text:a xlink:type="simple" xlink:href="#__RefHeading__463_861071704" text:style-name="Index_20_Link_20__28_user_29_" text:visited-style-name="Index_20_Link_20__28_user_29_">12 Gliederung in Teilprodukte<text:tab/>5</text:a></text:p>
          <text:p text:style-name="P10"><text:a xlink:type="simple" xlink:href="#__RefHeading__465_861071704" text:style-name="Index_20_Link_20__28_user_29_" text:visited-style-name="Index_20_Link_20__28_user_29_">13 Ergänzungen<text:tab/>5</text:a></text:p>
        </text:index-body>
      </text:table-of-content>
      <text:h text:style-name="Heading_20_1" text:outline-level="1"/>
      <text:h text:style-name="P12" text:outline-level="1"><text:bookmark-start text:name="__RefHeading__413_861071704"/>1 Zielbestimmung<text:bookmark-end text:name="__RefHeading__413_861071704"/></text:h>
      <text:h text:style-name="Heading_20_2" text:outline-level="2"><text:bookmark-start text:name="__RefHeading__415_861071704"/>1.1Musskriterien<text:bookmark-end text:name="__RefHeading__415_861071704"/></text:h>
      <text:p text:style-name="Text_20_body_20__28_user_29_"><text:span text:style-name="T10">Die Anwendung soll ermöglichen, dass Umfragen rechnergestützt erstellt werden können. Eine Umfrage kann aus beliebig vielen Multiple-Choice-Fragen, sowie offenen Fragen bestehen. Anderen Lehrern kann eine von ihm entwickelte Umfrage in einem Pool bereitgestellt werden. Das bedeutet auch, dass jeder Lehrer sich aus einem Fragenpool bedienen kann, und so seine eigenen Umfragen befüllen kann.</text:span></text:p>
      <text:p text:style-name="Text_20_body_20__28_user_29_"><text:span text:style-name="T10">Eine Umfrage kann in 2 verschiedenen Wegen gestartet werden: Ein Lehrer wählt eine oder mehrere Klassen aus, die die Umfrage durchführen, oder das Datum des Umfragestarts sowie die Laufzeit aus. Wenn eine Umfrage gestartet wird, werden speziell generierte Benutzernamen sowie Passwörter an die schulischen Emailadressen geschickt.</text:span></text:p>
      <text:p text:style-name="P14">Der Schüler meldet sich dann mit seinen Benutzerdaten an und beantwortet alle Fragen. Nachdem die Umfrage von dem Schüler abgeschlossen wurde, erlischt der Account. Dies ist auch der Fall, wenn der Befragungszeitraum überschritten ist.</text:p>
      <text:p text:style-name="P14">Nach Abschluss der Umfrage kann der Lehrer die Ergebnisse separat für jede Klasse einsehen. </text:p>
      <text:p text:style-name="P14">Die Ergebnisse werden in statistischer Form dargestellt; Es werden prozentuale Angaben der Antworten angezeigt. Die Lehrer haben dann die Möglichkeit, die Ergebnisse der befragten Klassen zugänglich zu machen. Dies geschieht über einen Link, auf dem die Ergebnisse dargestellt werden, oder über Mail-Versand.</text:p>
      <text:p text:style-name="Text_20_body_20__28_user_29_"><text:span text:style-name="T10">Ein Administrator verwaltet das System. Er kann systemrelevante Aktionen durchführen, so wie z.B. eine Leerung der Caches. Er darf aber keinen Zugriff auf Schülerrelevante Daten haben sowie auf den Inhalt der Umfragen. Für administrative Zwecke darf er aber sehen, dass eine Umfrage läuft.</text:span></text:p>
      <text:h text:style-name="Heading_20_2" text:outline-level="2"><text:bookmark-start text:name="__RefHeading__417_861071704"/>1.2 Wunschkriterien<text:bookmark-end text:name="__RefHeading__417_861071704"/></text:h>
      <text:p text:style-name="P14">Bei der Erstellung einer Umfrage können die Fragen per Drag n Drop sortiert werden.</text:p>
      <text:p text:style-name="P14">Umfrageergebnisse können als PDF-Datei exportiert, und dann verteilt werden.</text:p>
      <text:h text:style-name="Heading_20_2" text:outline-level="2"><text:bookmark-start text:name="__RefHeading__419_861071704"/>1. 3 Abgrenzungskriterien<text:bookmark-end text:name="__RefHeading__419_861071704"/></text:h>
      <text:p text:style-name="Text_20_body_20__28_user_29_">Dieses Produkt ist nicht für die Öffentlichkeit zugänglich, sondern initial nur für die geplanten Gruppen an Usern. </text:p>
      <text:h text:style-name="Heading_20_1" text:outline-level="1"><text:bookmark-start text:name="__RefHeading__421_861071704"/>2 Produkteinsatz<text:bookmark-end text:name="__RefHeading__421_861071704"/></text:h>
      <text:h text:style-name="P13" text:outline-level="2"><text:bookmark-start text:name="__RefHeading__423_861071704"/>2.1 Anwendungsbereiche<text:bookmark-end text:name="__RefHeading__423_861071704"/><text:tab/></text:h>
      <text:p text:style-name="Text_20_body_20__28_user_29_">Das Produkt wird an Schulen eingesetzt. </text:p>
      <text:h text:style-name="Heading_20_2" text:outline-level="2"><text:bookmark-start text:name="__RefHeading__425_861071704"/>2.2 Zielgruppen<text:bookmark-end text:name="__RefHeading__425_861071704"/></text:h>
      <text:p text:style-name="Text_20_body_20__28_user_29_">Lehrer bekommen durch die Umfrage ein direktes und anonymes Feedback von den Schülern. Schüler hingegen können ihr Feedback direkt an den entsprechenden Lehrer weitergeben, indem sie an der Umfrage teilnehmen. </text:p>
      <text:h text:style-name="Heading_20_2" text:outline-level="2"><text:bookmark-start text:name="__RefHeading__427_861071704"/>2.3 Betriebsbedingungen<text:bookmark-end text:name="__RefHeading__427_861071704"/></text:h>
      <text:p text:style-name="Text_20_body_20__28_user_29_">Da es sich um ein Projekt als Webanwendung handelt, wird es auch dauernd erreichbar sein. </text:p>
      <text:p text:style-name="Text_20_body_20__28_user_29_"><text:soft-page-break/>Die Software selbst liegt auf einem externen Server, und muss daher nicht von eigenem Personal gewartet werden. Die einzigen Wartungsarbeiten fallen erst bei wichtigen Softwareupdates an.</text:p>
      <text:h text:style-name="Heading_20_1" text:outline-level="1"><text:bookmark-start text:name="__RefHeading__429_861071704"/>3 Produktübersicht<text:bookmark-end text:name="__RefHeading__429_861071704"/></text:h>
      <text:p text:style-name="P21">Eine Übersicht des Produkts in Form eines Übersichtdiagramms liegt bei (Anhang 1).</text:p>
      <text:p text:style-name="P21"/>
      <text:h text:style-name="Heading_20_1" text:outline-level="1"><text:bookmark-start text:name="__RefHeading__431_861071704"/>4 Produktfunktionen<text:bookmark-end text:name="__RefHeading__431_861071704"/></text:h>
      <table:table table:name="Tabelle1" table:style-name="Tabelle1">
        <table:table-column table:style-name="Tabelle1.A"/>
        <table:table-column table:style-name="Tabelle1.B"/>
        <table:table-row table:style-name="Tabelle1.1">
          <table:table-cell table:style-name="Tabelle1.A1" office:value-type="string">
            <text:p text:style-name="Text_20_body_20__28_user_29_">Login</text:p>
          </table:table-cell>
          <table:table-cell table:style-name="Tabelle1.B1" office:value-type="string">
            <text:p text:style-name="Text_20_body_20__28_user_29_">Lehrer melden sich anhand eines Benutzernamens an. Diese werden per LDAP authentifiziert, während Schüler über die Datenbank authentifiziert werden. Der Login öffnet eine Session für den Account.</text:p>
          </table:table-cell>
        </table:table-row>
        <table:table-row table:style-name="Tabelle1.1">
          <table:table-cell table:style-name="Tabelle1.A1" office:value-type="string">
            <text:p text:style-name="Text_20_body_20__28_user_29_">Umfragenübersicht anzeigen</text:p>
          </table:table-cell>
          <table:table-cell table:style-name="Tabelle1.B1" office:value-type="string">
            <text:p text:style-name="Text_20_body_20__28_user_29_">Es werden alle Umfragen tabellarisch angezeigt. Unterschieden wird zwischen „Laufenden“ und „Abgeschlossenen“ Umfragen.</text:p>
          </table:table-cell>
        </table:table-row>
        <table:table-row table:style-name="Tabelle1.1">
          <table:table-cell table:style-name="Tabelle1.A1" office:value-type="string">
            <text:p text:style-name="Text_20_body_20__28_user_29_">Umfragen schließen</text:p>
          </table:table-cell>
          <table:table-cell table:style-name="Tabelle1.B1" office:value-type="string">
            <text:p text:style-name="Text_20_body_20__28_user_29_">Es wird eine Umfrage in den „Abgeschlossen“ – Status gebracht, wodurch eine Teilnahme nicht mehr möglich ist.</text:p>
          </table:table-cell>
        </table:table-row>
        <table:table-row table:style-name="Tabelle1.1">
          <table:table-cell table:style-name="Tabelle1.A1" office:value-type="string">
            <text:p text:style-name="Text_20_body_20__28_user_29_">Auswertung anzeigen (PDF/Drucken)</text:p>
          </table:table-cell>
          <table:table-cell table:style-name="Tabelle1.B1" office:value-type="string">
            <text:p text:style-name="Text_20_body_20__28_user_29_">Es wird die Auswertung einer Umfrage als PDF exportiert.</text:p>
          </table:table-cell>
        </table:table-row>
        <table:table-row table:style-name="Tabelle1.1">
          <table:table-cell table:style-name="Tabelle1.A1" office:value-type="string">
            <text:p text:style-name="Text_20_body_20__28_user_29_">Umfrage versenden (+Dropdown Userkreisfilter)</text:p>
          </table:table-cell>
          <table:table-cell table:style-name="Tabelle1.B1" office:value-type="string">
            <text:p text:style-name="Text_20_body_20__28_user_29_">Öffnet eine Umfrage für einen bestimmten Userkreis.</text:p>
          </table:table-cell>
        </table:table-row>
        <table:table-row table:style-name="Tabelle1.1">
          <table:table-cell table:style-name="Tabelle1.A1" office:value-type="string">
            <text:p text:style-name="Text_20_body_20__28_user_29_">Nutzernamen und Passwörter generieren (Schüler)</text:p>
          </table:table-cell>
          <table:table-cell table:style-name="Tabelle1.B1" office:value-type="string">
            <text:p text:style-name="Text_20_body_20__28_user_29_">Zufällige Acounts für Schüler werden generiert.</text:p>
          </table:table-cell>
        </table:table-row>
        <table:table-row table:style-name="Tabelle1.1">
          <table:table-cell table:style-name="Tabelle1.A1" office:value-type="string">
            <text:p text:style-name="Text_20_body_20__28_user_29_">Fragebögen in einer Übersicht anzeigen</text:p>
          </table:table-cell>
          <table:table-cell table:style-name="Tabelle1.B1" office:value-type="string">
            <text:p text:style-name="Text_20_body_20__28_user_29_">Alle Umfragen sowie Userkreise werden tabellarisch dargestellt.</text:p>
          </table:table-cell>
        </table:table-row>
        <table:table-row table:style-name="Tabelle1.1">
          <table:table-cell table:style-name="Tabelle1.A1" office:value-type="string">
            <text:p text:style-name="Text_20_body_20__28_user_29_">Fragebogen löschen</text:p>
          </table:table-cell>
          <table:table-cell table:style-name="Tabelle1.B1" office:value-type="string">
            <text:p text:style-name="Text_20_body_20__28_user_29_">Den Flag zum löschen für einen Fragebogen setzen.</text:p>
          </table:table-cell>
        </table:table-row>
        <table:table-row table:style-name="Tabelle1.1">
          <table:table-cell table:style-name="Tabelle1.A1" office:value-type="string">
            <text:p text:style-name="Text_20_body_20__28_user_29_">Fragebogen bearbeiten</text:p>
          </table:table-cell>
          <table:table-cell table:style-name="Tabelle1.B1" office:value-type="string">
            <text:p text:style-name="Text_20_body_20__28_user_29_">Öffnet die Ansicht, in der Fragen hinzugefügt, gelöscht oder geändert werden können. Außerdem kann der „Öffentlich“ Status geändert werden.</text:p>
          </table:table-cell>
        </table:table-row>
        <table:table-row table:style-name="Tabelle1.1">
          <table:table-cell table:style-name="Tabelle1.A1" office:value-type="string">
            <text:p text:style-name="Text_20_body_20__28_user_29_">Auswertung erstellen</text:p>
          </table:table-cell>
          <table:table-cell table:style-name="Tabelle1.B1" office:value-type="string">
            <text:p text:style-name="Text_20_body_20__28_user_29_">Erstellt eine Auswertung einer abgeschlossenen Umfrage.</text:p>
          </table:table-cell>
        </table:table-row>
        <table:table-row table:style-name="Tabelle1.1">
          <table:table-cell table:style-name="Tabelle1.A1" office:value-type="string">
            <text:p text:style-name="Text_20_body_20__28_user_29_">Fragebogen speichern</text:p>
          </table:table-cell>
          <table:table-cell table:style-name="Tabelle1.B1" office:value-type="string">
            <text:p text:style-name="Text_20_body_20__28_user_29_">Speichert und schließt einen erstellten Fragebogen.</text:p>
          </table:table-cell>
        </table:table-row>
        <table:table-row table:style-name="Tabelle1.1">
          <table:table-cell table:style-name="Tabelle1.A1" office:value-type="string">
            <text:p text:style-name="Text_20_body_20__28_user_29_">Neuen Fragebogen anlegen</text:p>
          </table:table-cell>
          <table:table-cell table:style-name="Tabelle1.B1" office:value-type="string">
            <text:p text:style-name="Text_20_body_20__28_user_29_">Öffnet die Ansicht, in der ein Fragebogen angelegt werden kann.</text:p>
          </table:table-cell>
        </table:table-row>
        <table:table-row table:style-name="Tabelle1.1">
          <table:table-cell table:style-name="Tabelle1.A1" office:value-type="string">
            <text:p text:style-name="Text_20_body_20__28_user_29_">Fragenpool anzeigen</text:p>
          </table:table-cell>
          <table:table-cell table:style-name="Tabelle1.B1" office:value-type="string">
            <text:p text:style-name="Text_20_body_20__28_user_29_">Zeigt einen Fragenpool mit allen veröffentlichen Fragen an.</text:p>
          </table:table-cell>
        </table:table-row>
        <table:table-row table:style-name="Tabelle1.1">
          <table:table-cell table:style-name="Tabelle1.A1" office:value-type="string">
            <text:p text:style-name="Text_20_body_20__28_user_29_">Eigene Fragen anzeigen</text:p>
          </table:table-cell>
          <table:table-cell table:style-name="Tabelle1.B1" office:value-type="string">
            <text:p text:style-name="Text_20_body_20__28_user_29_">Zeigt alle selbst erstellten Fragen (veröffentlichte und private) an.</text:p>
          </table:table-cell>
        </table:table-row>
        <table:table-row table:style-name="Tabelle1.1">
          <table:table-cell table:style-name="Tabelle1.A1" office:value-type="string">
            <text:p text:style-name="Text_20_body_20__28_user_29_">Eigene Fragen hinzufügen (Fragebogen auswählen)</text:p>
          </table:table-cell>
          <table:table-cell table:style-name="Tabelle1.B1" office:value-type="string">
            <text:p text:style-name="Text_20_body_20__28_user_29_">Fügt eine selbst erstellte Frage einem Fragebogen hinzu.</text:p>
          </table:table-cell>
        </table:table-row>
        <table:table-row table:style-name="Tabelle1.1">
          <table:table-cell table:style-name="Tabelle1.A1" office:value-type="string">
            <text:p text:style-name="Text_20_body_20__28_user_29_">Fragen veröffentlichen/zurückziehen</text:p>
          </table:table-cell>
          <table:table-cell table:style-name="Tabelle1.B1" office:value-type="string">
            <text:p text:style-name="Text_20_body_20__28_user_29_">Der Status einer Frage wird gewechselt. („Öffentlich Status“)</text:p>
          </table:table-cell>
        </table:table-row>
        <table:table-row table:style-name="Tabelle1.1">
          <table:table-cell table:style-name="Tabelle1.A1" office:value-type="string">
            <text:p text:style-name="Text_20_body_20__28_user_29_">Fragen löschen</text:p>
          </table:table-cell>
          <table:table-cell table:style-name="Tabelle1.B1" office:value-type="string">
            <text:p text:style-name="Text_20_body_20__28_user_29_">Ist für das Löschen einer Frage zuständig. Vor dem Löschen muss das mit einem Dialog bestätigt <text:soft-page-break/>werden.</text:p>
          </table:table-cell>
        </table:table-row>
        <table:table-row table:style-name="Tabelle1.1">
          <table:table-cell table:style-name="Tabelle1.A1" office:value-type="string">
            <text:p text:style-name="Text_20_body_20__28_user_29_">Umfrage ausfüllen</text:p>
          </table:table-cell>
          <table:table-cell table:style-name="Tabelle1.B1" office:value-type="string">
            <text:p text:style-name="Text_20_body_20__28_user_29_">Ansicht, um einen Fragebogen auszufüllen.</text:p>
          </table:table-cell>
        </table:table-row>
        <table:table-row table:style-name="Tabelle1.1">
          <table:table-cell table:style-name="Tabelle1.A1" office:value-type="string">
            <text:p text:style-name="Text_20_body_20__28_user_29_">Umfrageseite prüfen</text:p>
          </table:table-cell>
          <table:table-cell table:style-name="Tabelle1.B1" office:value-type="string">
            <text:p text:style-name="Text_20_body_20__28_user_29_">Prüft, ob alle Fragen ausgefüllt sind.</text:p>
          </table:table-cell>
        </table:table-row>
        <table:table-row table:style-name="Tabelle1.1">
          <table:table-cell table:style-name="Tabelle1.A1" office:value-type="string">
            <text:p text:style-name="Text_20_body_20__28_user_29_">Fortschritt bei der Umfrage anzeigen</text:p>
          </table:table-cell>
          <table:table-cell table:style-name="Tabelle1.B1" office:value-type="string">
            <text:p text:style-name="Text_20_body_20__28_user_29_">Zeigt den Fortschritt der aktuellen Umfrage an.</text:p>
          </table:table-cell>
        </table:table-row>
        <table:table-row table:style-name="Tabelle1.1">
          <table:table-cell table:style-name="Tabelle1.A1" office:value-type="string">
            <text:p text:style-name="Text_20_body_20__28_user_29_">Ausgefüllte Umfrage abschicken</text:p>
          </table:table-cell>
          <table:table-cell table:style-name="Tabelle1.B1" office:value-type="string">
            <text:p text:style-name="Text_20_body_20__28_user_29_">Schickt die ausgefüllte Umfrage an die Datenbank und leitet zum Login-Screen um.</text:p>
          </table:table-cell>
        </table:table-row>
      </table:table>
      <text:p text:style-name="P21"/>
      <text:h text:style-name="Heading_20_1" text:outline-level="1"><text:bookmark-start text:name="__RefHeading__433_861071704"/>5 Produktdaten<text:bookmark-end text:name="__RefHeading__433_861071704"/></text:h>
      <text:p text:style-name="Text_20_body_20__28_user_29_">Ein Klassendiagramm liegt bei (Anhang 2).</text:p>
      <text:p text:style-name="Text_20_body_20__28_user_29_">Schülerdaten bestehen zusätzlich zu dem Namen aus der Schnittstelle aus Benutzernamen, einem kryptischen Passwort und einem Anmeldetoken. Lehrerdaten bestehen aus Nutzernamen und Passwort.</text:p>
      <text:h text:style-name="Heading_20_1" text:outline-level="1"><text:bookmark-start text:name="__RefHeading__435_861071704"/>6 Produktleistungen<text:bookmark-end text:name="__RefHeading__435_861071704"/></text:h>
      <text:p text:style-name="Text_20_body_20__28_user_29_">Dieses Produkt hat keine gesonderten Anforderungen bezüglich der Leistung.</text:p>
      <text:h text:style-name="Heading_20_1" text:outline-level="1"><text:bookmark-start text:name="__RefHeading__437_861071704"/>7 Qualitätsanforderungen<text:bookmark-end text:name="__RefHeading__437_861071704"/></text:h>
      <text:p text:style-name="P16"><text:span text:style-name="T16">Das Produkt wird insgesamt eine mittlere Qualität haben.</text:span></text:p>
      <text:p text:style-name="P21"/>
      <text:h text:style-name="Heading_20_1" text:outline-level="1"><text:bookmark-start text:name="__RefHeading__439_861071704"/>8 Benutzungsoberfläche<text:bookmark-end text:name="__RefHeading__439_861071704"/></text:h>
      <text:p text:style-name="Text_20_body_20__28_user_29_">Das grundsätzliche Layout hat einen Head-Bereich, in dem sich ein Menü befindet. Dort sind wichtige Links zu finden, unter anderem ein Logout. Links ist eine Maginalspalte, in der wichtige Informationen zu der aktuellen Ansicht dargestellt werden.</text:p>
      <text:p text:style-name="Text_20_body_20__28_user_29_">Das Hauptfenster beinhaltet die jeweilige Ansicht, in der sich der Lehrer / Schüler zurzeit befindet. Beispielsweise wird für den Lehrer die „Umfrage erstellen“ Ansicht angezeigt, der Schüler die „Umfrage bearbeiten“ Ansicht.</text:p>
      <text:p text:style-name="P21">In diesem Kapitel werden grundlegende Anforderungen an die Benutzungsoberfläche festgelegt, z.B. Fensterlayout, Dialogstruktur und Mausbedienung</text:p>
      <text:p text:style-name="Standard"><text:span text:style-name="T1">entsprechend dem Windows-Gestaltungs-Regelwerk (</text:span><text:span text:style-name="T2">style guide</text:span><text:span text:style-name="T1">)oder unternehmenseigenen Gestaltungs-Regelwerken.</text:span></text:p>
      <text:p text:style-name="P21">Die Festlegungen sollten sich auf die produktspezifischen Ausprägungen beschränken Details werden durch Prototypen oder Pilotsysteme spezifiziert.</text:p>
      <text:p text:style-name="P21">Gibt es verschiedene Rollen, die das Produkt benutzen, z.B. Kundensachbearbeiter und Seminarsachbearbeiter, dann sind für jede Rolle die Zugriffsrechte, differenziert nach Lese- und Schreibrechten, aufzuführen.</text:p>
      <text:p text:style-name="P21">Die einzelnen Anforderungen werden analog wie die Funktionsanforderungen nummeriert, allerdings mit dem vorangesetzten Buchstaben B.</text:p>
      <text:p text:style-name="P21">Bei Produkten, die keine Benutzungsoberfläche besitzen, werden hier analog die Schnittstellenkonventionen beschrieben, die für das anwendende System wichtig sind.</text:p>
      <text:p text:style-name="P21"/>
      <text:h text:style-name="Heading_20_1" text:outline-level="1"><text:bookmark-start text:name="__RefHeading__441_861071704"/>9 Nichtfunktionale Anforderungen<text:bookmark-end text:name="__RefHeading__441_861071704"/></text:h>
      <text:p text:style-name="Text_20_body_20__28_user_29_">Das System verwaltet Schüleraccounts mit einer Tokenvergabe. TODO?</text:p>
      <text:h text:style-name="Heading_20_1" text:outline-level="1"><text:bookmark-start text:name="__RefHeading__443_861071704"/>10 Technische Produktumgebung<text:bookmark-end text:name="__RefHeading__443_861071704"/></text:h>
      <text:h text:style-name="Heading_20_2" text:outline-level="2"><text:bookmark-start text:name="__RefHeading__445_861071704"/>10.1 Software<text:bookmark-end text:name="__RefHeading__445_861071704"/></text:h>
      <text:p text:style-name="P15">Es handelt sich hier um eine Webanwendung. Das bedeutet, dass das System auf einem Apache <text:soft-page-break/>Webserver laufen wird. Die Umsetzung erfolgt in einem TYPO3 <text:span text:style-name="T17">(8.7)</text:span> System. Die Anforderungen werden wie folgt beschrieben: </text:p>
      <table:table table:name="Tabelle4" table:style-name="Tabelle4">
        <table:table-column table:style-name="Tabelle4.A"/>
        <table:table-column table:style-name="Tabelle4.B"/>
        <table:table-row>
          <table:table-cell table:style-name="Tabelle4.A1" office:value-type="string">
            <text:p text:style-name="Table_20_Contents"/>
          </table:table-cell>
          <table:table-cell table:style-name="Tabelle4.B1" office:value-type="string">
            <text:p text:style-name="P1">Empfohlene Einstellung</text:p>
          </table:table-cell>
        </table:table-row>
        <table:table-row>
          <table:table-cell table:style-name="Tabelle4.A2" office:value-type="string">
            <text:p text:style-name="P1">Software</text:p>
          </table:table-cell>
          <table:table-cell table:style-name="Tabelle4.B2" office:value-type="string">
            <text:p text:style-name="P1">PHP 7.0<text:line-break/>Any PHP-Cache (e.g. APCu / PHP-Accelerator / OPcache / Zend Accelerator, UNIX/Linux only)<text:line-break/>PHP modules "soap", "zlip", "gdlib" and "openssl" </text:p>
          </table:table-cell>
        </table:table-row>
        <table:table-row>
          <table:table-cell table:style-name="Tabelle4.A2" office:value-type="string">
            <text:p text:style-name="P1">Datenbank</text:p>
          </table:table-cell>
          <table:table-cell table:style-name="Tabelle4.B2" office:value-type="string">
            <text:p text:style-name="Table_20_Contents">MySQL 5.5</text:p>
          </table:table-cell>
        </table:table-row>
        <table:table-row>
          <table:table-cell table:style-name="Tabelle4.A2" office:value-type="string">
            <text:p text:style-name="P1">Betriebssystem</text:p>
          </table:table-cell>
          <table:table-cell table:style-name="Tabelle4.B2" office:value-type="string">
            <text:p text:style-name="P1">Unix</text:p>
          </table:table-cell>
        </table:table-row>
        <table:table-row>
          <table:table-cell table:style-name="Tabelle4.A2" office:value-type="string">
            <text:p text:style-name="P1">Web Server</text:p>
          </table:table-cell>
          <table:table-cell table:style-name="Tabelle4.B2" office:value-type="string">
            <text:p text:style-name="P1">Apache</text:p>
          </table:table-cell>
        </table:table-row>
        <table:table-row>
          <table:table-cell table:style-name="Tabelle4.A2" office:value-type="string">
            <text:p text:style-name="P1">Bildbearbeitung</text:p>
          </table:table-cell>
          <table:table-cell table:style-name="Tabelle4.B2" office:value-type="string">
            <text:p text:style-name="P1">GraphicsMagick</text:p>
          </table:table-cell>
        </table:table-row>
      </table:table>
      <text:p text:style-name="P15"/>
      <text:p text:style-name="P17">Der Client braucht einen Internetbrowser. Empfohlen sind Mozilla Firefox oder Google Chrome, aber jeder gängiger Browser kann benutzt werden.</text:p>
      <text:h text:style-name="Heading_20_2" text:outline-level="2"><text:bookmark-start text:name="__RefHeading__447_861071704"/>10.2 Hardware<text:bookmark-end text:name="__RefHeading__447_861071704"/></text:h>
      <text:p text:style-name="P17"><text:span text:style-name="T11">Der Server benötigt mindestens einen Arbeitsspeicher von 265 MB. Empfohlen sind hier aber 8 GB, da es sich um eine Anwendung handelt, die mit einer Datenbankanbindung arbeitet. </text:span></text:p>
      <text:h text:style-name="Heading_20_2" text:outline-level="2"><text:bookmark-start text:name="__RefHeading__449_861071704"/>10.3 Orgware<text:bookmark-end text:name="__RefHeading__449_861071704"/></text:h>
      <text:p text:style-name="P18">ToDo</text:p>
      <text:h text:style-name="Heading_20_2" text:outline-level="2"><text:bookmark-start text:name="__RefHeading__451_861071704"/>10. 4 Produkt-Schnittstellen<text:bookmark-end text:name="__RefHeading__451_861071704"/></text:h>
      <text:p text:style-name="P19"><text:span text:style-name="T18">Das Produkt hat eine Schnittstelle zu dem Schulsystem, bei der die wichtigsten Schülerdaten abgerufen werden.</text:span></text:p>
      <text:h text:style-name="Heading_20_1" text:outline-level="1"><text:bookmark-start text:name="__RefHeading__453_861071704"/>11 Spezielle Anforderungen an die Entwicklungs-Umgebung<text:bookmark-end text:name="__RefHeading__453_861071704"/></text:h>
      <text:h text:style-name="Heading_20_2" text:outline-level="2"><text:bookmark-start text:name="__RefHeading__455_861071704"/>11.1 Software<text:bookmark-end text:name="__RefHeading__455_861071704"/></text:h>
      <text:p text:style-name="P18">Als Entwicklungsumgebung wird die IDE PhpStorm verwendet. Abgesehen davon wird alles an Software verwendet, die auch in dem Live-System verwendung finden. </text:p>
      <text:p text:style-name="P18">Abgesehen davon wird noch die Software Composer für die Realisierung eingesetzt.</text:p>
      <text:h text:style-name="Heading_20_2" text:outline-level="2"><text:bookmark-start text:name="__RefHeading__457_861071704"/>11.2 Hardware<text:bookmark-end text:name="__RefHeading__457_861071704"/></text:h>
      <text:p text:style-name="P18">Laptop.</text:p>
      <text:h text:style-name="Heading_20_2" text:outline-level="2"><text:bookmark-start text:name="__RefHeading__459_861071704"/>11.3 Orgware<text:bookmark-end text:name="__RefHeading__459_861071704"/></text:h>
      <text:p text:style-name="P18">Nichts besoneres glabue ich ToDo</text:p>
      <text:h text:style-name="Heading_20_2" text:outline-level="2"><text:bookmark-start text:name="__RefHeading__461_861071704"/>11.4 Entwicklungs-Schnittstellen<text:bookmark-end text:name="__RefHeading__461_861071704"/></text:h>
      <text:p text:style-name="P19"><text:span text:style-name="T18">NIX neues</text:span></text:p>
      <text:h text:style-name="Heading_20_1" text:outline-level="1"><text:bookmark-start text:name="__RefHeading__463_861071704"/>12 Gliederung in Teilprodukte<text:bookmark-end text:name="__RefHeading__463_861071704"/></text:h>
      <text:p text:style-name="P19"><text:span text:style-name="T18">Das Produkt ist gar nicht groß genug, um Teilprodukte abzugrenzen. </text:span></text:p>
      <text:h text:style-name="Heading_20_1" text:outline-level="1"><text:bookmark-start text:name="__RefHeading__465_861071704"/>13 Ergänzungen<text:bookmark-end text:name="__RefHeading__465_861071704"/></text:h>
      <text:p text:style-name="P20"><text:span text:style-name="T19">Hosting bei Host Euro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000000" style:font-name="Arial" fo:font-family="Arial" style:font-family-generic="swiss" style:font-pitch="variable" fo:font-size="11pt" fo:language="de" fo:country="DE" style:letter-kerning="true" style:font-name-asian="HG Mincho Light J" style:font-family-asian="'HG Mincho Light J', 'Times New Roman'" style:font-pitch-asian="variable" style:font-size-asian="11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Heading_20__28_user_29_" style:next-style-name="Text_20_body_20__28_user_29_"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Arial" style:font-family-generic-asian="swiss" style:font-pitch-asian="variable"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Heading_20__28_user_29_" style:next-style-name="Text_20_body_20__28_user_29_" style:default-outline-level="1" style:class="text">
      <style:text-properties fo:font-size="14pt" fo:font-weight="bold" style:font-size-asian="14pt"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_20_body_20__28_user_29_" style:display-name="Text body (user)" style:family="paragraph" style:parent-style-name="Standard">
      <style:paragraph-properties fo:margin-top="0cm" fo:margin-bottom="0.212cm" loext:contextual-spacing="false"/>
    </style:style>
    <style:style style:name="Numbering_20_1_20__28_user_29_" style:display-name="Numbering 1 (user)" style:family="paragraph" style:parent-style-name="List">
      <style:paragraph-properties fo:margin-left="0cm" fo:margin-right="0cm" fo:margin-top="0cm" fo:margin-bottom="0.011cm" loext:contextual-spacing="false" fo:text-indent="0cm" style:auto-text-indent="false"/>
      <style:text-properties fo:font-size="14pt" fo:font-weight="bold" style:font-size-asian="14pt" style:font-weight-asian="bold"/>
    </style:style>
    <style:style style:name="Header"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style:style style:name="Table_20_Contents_20__28_user_29_" style:display-name="Table Contents (user)" style:family="paragraph" style:parent-style-name="Text_20_body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style>
    <style:style style:name="Frame_20_contents_20__28_user_29_" style:display-name="Frame contents (user)" style:family="paragraph" style:parent-style-name="Text_20_body_20__28_user_29_"/>
    <style:style style:name="Footnote_20__28_user_29_" style:display-name="Footnote (user)" style:family="paragraph" style:parent-style-name="Standard">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_28_user_29_" style:display-name="Index (user)" style:family="paragraph" style:parent-style-name="Standard">
      <style:paragraph-properties text:number-lines="false" text:line-number="0"/>
    </style:style>
    <style:style style:name="Contents_20_1_20__28_user_29_" style:display-name="Contents 1 (user)" style:family="paragraph" style:parent-style-name="Index_20__28_user_29_">
      <style:paragraph-properties fo:margin-left="0cm" fo:margin-right="0cm" fo:text-indent="0cm" style:auto-text-indent="false"/>
    </style:style>
    <style:style style:name="Contents_20_2_20__28_user_29_" style:display-name="Contents 2 (user)" style:family="paragraph" style:parent-style-name="Index_20__28_user_29_">
      <style:paragraph-properties fo:margin-left="0.499cm" fo:margin-right="0cm" fo:text-indent="0cm" style:auto-text-indent="false"/>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tarSymbol" fo:font-family="StarSymbol" style:font-charset="x-symbol" style:font-name-complex="StarSymbol" style:font-family-complex="StarSymbol" style:font-charset-complex="x-symbol"/>
    </style:style>
    <style:style style:name="Absatz-Standardschriftart" style:family="text"/>
    <style:style style:name="Numbering_20_Symbols_20__28_user_29_" style:display-name="Numbering Symbols (user)" style:family="text"/>
    <style:style style:name="Bullet_20_Symbols_20__28_user_29_" style:display-name="Bullet Symbols (user)" style:family="text">
      <style:text-properties style:font-name="StarSymbol" fo:font-family="StarSymbol" style:font-charset="x-symbol" fo:font-size="9pt" style:font-size-asian="9pt" style:font-name-complex="StarSymbol" style:font-family-complex="StarSymbol" style:font-charset-complex="x-symbol"/>
    </style:style>
    <style:style style:name="Footnote_20_Symbol_20__28_user_29_" style:display-name="Footnote Symbol (user)" style:family="text"/>
    <style:style style:name="Endnote_20_Symbol_20__28_user_29_" style:display-name="Endnote Symbol (user)" style:family="text"/>
    <style:style style:name="Footnote_20_anchor_20__28_user_29_" style:display-name="Footnote anchor (use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_20__28_user_29_" style:display-name="Index Link (user)" style:family="text"/>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499cm" fo:margin-left="0.998cm"/>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499cm" fo:margin-left="1.498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499cm" fo:margin-left="1.997cm"/>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499cm" fo:margin-left="2.496cm"/>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499cm" fo:margin-left="2.99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499cm" fo:margin-left="3.494cm"/>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499cm" fo:margin-left="3.993cm"/>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8Num2z0"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8Num2z0" style:num-suffix="." text:bullet-char="•">
        <style:list-level-properties text:list-level-position-and-space-mode="label-alignment">
          <style:list-level-label-alignment text:label-followed-by="listtab" fo:text-indent="-0.395cm" fo:margin-left="1.185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fo:text-indent="-0.395cm" fo:margin-left="1.58cm"/>
        </style:list-level-properties>
        <style:text-properties style:font-name="StarSymbol"/>
      </text:list-level-style-bullet>
      <text:list-level-style-bullet text:level="5" text:style-name="WW8Num2z0" style:num-suffix="." text:bullet-char="•">
        <style:list-level-properties text:list-level-position-and-space-mode="label-alignment">
          <style:list-level-label-alignment text:label-followed-by="listtab" fo:text-indent="-0.395cm" fo:margin-left="1.976cm"/>
        </style:list-level-properties>
        <style:text-properties style:font-name="StarSymbol"/>
      </text:list-level-style-bullet>
      <text:list-level-style-bullet text:level="6" text:style-name="WW8Num2z0" style:num-suffix="." text:bullet-char="•">
        <style:list-level-properties text:list-level-position-and-space-mode="label-alignment">
          <style:list-level-label-alignment text:label-followed-by="listtab" fo:text-indent="-0.395cm" fo:margin-left="2.37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fo:text-indent="-0.395cm" fo:margin-left="2.766cm"/>
        </style:list-level-properties>
        <style:text-properties style:font-name="StarSymbol"/>
      </text:list-level-style-bullet>
      <text:list-level-style-bullet text:level="8" text:style-name="WW8Num2z0" style:num-suffix="." text:bullet-char="•">
        <style:list-level-properties text:list-level-position-and-space-mode="label-alignment">
          <style:list-level-label-alignment text:label-followed-by="listtab" fo:text-indent="-0.395cm" fo:margin-left="3.161cm"/>
        </style:list-level-properties>
        <style:text-properties style:font-name="StarSymbol"/>
      </text:list-level-style-bullet>
      <text:list-level-style-bullet text:level="9" text:style-name="WW8Num2z0" style:num-suffix="." text:bullet-char="•">
        <style:list-level-properties text:list-level-position-and-space-mode="label-alignment">
          <style:list-level-label-alignment text:label-followed-by="listtab" fo:text-indent="-0.395cm" fo:margin-left="3.55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2" style:family="table">
      <style:table-properties style:width="17.993cm" fo:margin-left="-0.101cm" table:align="left" style:writing-mode="lr-tb"/>
    </style:style>
    <style:style style:name="Tabelle2.A" style:family="table-column">
      <style:table-column-properties style:column-width="3.239cm"/>
    </style:style>
    <style:style style:name="Tabelle2.B" style:family="table-column">
      <style:table-column-properties style:column-width="14.755cm"/>
    </style:style>
    <style:style style:name="Tabelle2.1" style:family="table-row">
      <style:table-row-properties fo:keep-together="auto"/>
    </style:style>
    <style:style style:name="Tabelle2.A1" style:family="table-cell">
      <style:table-cell-properties style:vertical-align="middle" style:border-line-width-left="0.009cm 0.009cm 0.009cm" style:border-line-width-top="0.009cm 0.009cm 0.009cm" style:border-line-width-bottom="0.009cm 0.009cm 0.009cm" fo:padding="0.097cm" fo:border-left="0.75pt double #000000" fo:border-right="none" fo:border-top="0.75pt double #000000" fo:border-bottom="0.75pt double #000000" style:writing-mode="lr-tb"/>
    </style:style>
    <style:style style:name="Tabelle2.B1" style:family="table-cell">
      <style:table-cell-properties style:vertical-align="top" fo:padding-left="0.018cm" fo:padding-right="0.018cm" fo:padding-top="0cm" fo:padding-bottom="0cm" fo:border="none" style:writing-mode="lr-tb"/>
    </style:style>
    <style:style style:name="Tabelle3" style:family="table">
      <style:table-properties style:width="14.762cm" fo:margin-left="0.002cm" table:align="left" style:writing-mode="lr-tb"/>
    </style:style>
    <style:style style:name="Tabelle3.A" style:family="table-column">
      <style:table-column-properties style:column-width="10.966cm"/>
    </style:style>
    <style:style style:name="Tabelle3.B" style:family="table-column">
      <style:table-column-properties style:column-width="1.737cm"/>
    </style:style>
    <style:style style:name="Tabelle3.C" style:family="table-column">
      <style:table-column-properties style:column-width="2.058cm"/>
    </style:style>
    <style:style style:name="Tabelle3.1" style:family="table-row">
      <style:table-row-properties fo:keep-together="auto"/>
    </style:style>
    <style:style style:name="Tabelle3.A1" style:family="table-cell">
      <style:table-cell-properties style:vertical-align="middle" style:border-line-width-top="0.009cm 0.009cm 0.009cm" fo:padding="0.097cm" fo:border-left="0.25pt solid #000000" fo:border-right="none" fo:border-top="0.75pt double #000000" fo:border-bottom="0.25pt solid #000000" style:writing-mode="lr-tb"/>
    </style:style>
    <style:style style:name="Tabelle3.B1" style:family="table-cell">
      <style:table-cell-properties style:vertical-align="middle" style:border-line-width-top="0.009cm 0.009cm 0.009cm" fo:padding-left="0.018cm" fo:padding-right="0.018cm" fo:padding-top="0cm" fo:padding-bottom="0cm" fo:border-left="0.25pt solid #000000" fo:border-right="none" fo:border-top="0.75pt double #000000" fo:border-bottom="0.25pt solid #000000" style:writing-mode="lr-tb"/>
    </style:style>
    <style:style style:name="Tabelle3.C1" style:family="table-cell">
      <style:table-cell-properties style:vertical-align="middle" style:border-line-width-right="0.009cm 0.009cm 0.009cm" style:border-line-width-top="0.009cm 0.009cm 0.009cm" fo:padding-left="0.018cm" fo:padding-right="0.018cm" fo:padding-top="0cm" fo:padding-bottom="0cm" fo:border-left="0.25pt solid #000000" fo:border-right="0.75pt double #000000" fo:border-top="0.75pt double #000000" fo:border-bottom="0.25pt solid #000000" style:writing-mode="lr-tb"/>
    </style:style>
    <style:style style:name="Tabelle3.A2" style:family="table-cell">
      <style:table-cell-properties style:vertical-align="middle" style:border-line-width-bottom="0.009cm 0.009cm 0.009cm" fo:padding="0.097cm" fo:border-left="0.25pt solid #000000" fo:border-right="none" fo:border-top="none" fo:border-bottom="0.75pt double #000000" style:writing-mode="lr-tb"/>
    </style:style>
    <style:style style:name="Tabelle3.C2" style:family="table-cell">
      <style:table-cell-properties style:vertical-align="middle" style:border-line-width-right="0.009cm 0.009cm 0.009cm" style:border-line-width-bottom="0.009cm 0.009cm 0.009cm" fo:padding-left="0.018cm" fo:padding-right="0.018cm" fo:padding-top="0cm" fo:padding-bottom="0cm" fo:border-left="0.25pt solid #000000" fo:border-right="0.75pt double #000000" fo:border-top="none" fo:border-bottom="0.75pt double #000000" style:writing-mode="lr-tb"/>
    </style:style>
    <style:style style:name="MP1"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font-size="8pt" style:font-size-asian="8pt"/>
    </style:style>
    <style:style style:name="MP4" style:family="paragraph" style:parent-style-name="Header">
      <style:paragraph-properties fo:text-align="center" style:justify-single-word="false"/>
      <style:text-properties fo:font-weight="bold" style:font-weight-asian="bold"/>
    </style:style>
    <style:style style:name="MP5" style:family="paragraph" style:parent-style-name="Header">
      <style:paragraph-properties fo:text-align="center" style:justify-single-word="false"/>
      <style:text-properties fo:font-size="9pt" fo:font-weight="bold" style:font-size-asian="9pt" style:font-weight-asian="bold"/>
    </style:style>
    <style:style style:name="MP6" style:family="paragraph" style:parent-style-name="Standard">
      <style:text-properties style:font-name="Thorndale" fo:font-size="12pt" style:font-size-asian="12pt" style:font-name-complex="Thorndale"/>
    </style:style>
    <style:style style:name="MP7" style:family="paragraph" style:parent-style-name="Header">
      <style:paragraph-properties fo:text-align="center" style:justify-single-word="false"/>
      <style:text-properties fo:font-size="5pt" fo:font-weight="bold" style:font-size-asian="5pt" style:font-weight-asian="bold"/>
    </style:style>
    <style:style style:name="MP8" style:family="paragraph" style:parent-style-name="Footer">
      <style:paragraph-properties fo:text-align="center" style:justify-single-word="false" fo:padding="0.035cm" fo:border="0.26pt solid #000000"/>
    </style:style>
    <style:style style:name="MT1" style:family="text">
      <style:text-properties fo:font-weight="bold" style:font-weight-asian="bold"/>
    </style:style>
    <style:style style:name="MT2" style:family="text">
      <style:text-properties fo:font-variant="small-caps" fo:font-weight="bold" style:font-weight-asian="bold"/>
    </style:style>
    <style:style style:name="MT3" style:family="text">
      <style:text-properties fo:font-size="8pt" style:font-size-asian="8pt"/>
    </style:style>
    <style:style style:name="MT4" style:family="text">
      <style:text-properties style:font-name="Comic Sans MS" fo:font-size="6pt" style:font-size-asian="6pt" style:font-name-complex="Comic Sans MS"/>
    </style:style>
    <style:style style:name="M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813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bottom="0.6cm" style:dynamic-spacing="true"/>
      </style:header-style>
      <style:footer-style>
        <style:header-footer-properties fo:min-height="0.998cm" fo:margin-top="0.9cm" style:dynamic-spacing="true"/>
      </style:footer-style>
    </style:page-layout>
    <number:date-style style:name="N107">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row table:style-name="Tabelle2.1">
            <table:table-cell table:style-name="Tabelle2.A1" office:value-type="string">
              <text:p text:style-name="MP1"><draw:frame draw:style-name="Mfr1" draw:name="Grafik1" text:anchor-type="char" svg:width="3.006cm" svg:height="1.221cm" draw:z-index="2"><draw:image xlink:href="Pictures/10000000000002C40000012027E6673C2EC5F1AC.png" xlink:type="simple" xlink:show="embed" xlink:actuate="onLoad"/></draw:frame></text:p>
            </table:table-cell>
            <table:table-cell table:style-name="Tabelle2.B1" office:value-type="string">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2">Fach<text:span text:style-name="MT1">: </text:span><text:span text:style-name="MT2">Anwendungsentwicklung</text:span></text:p>
                  </table:table-cell>
                  <table:table-cell table:style-name="Tabelle3.B1" office:value-type="string">
                    <text:p text:style-name="MP3">Mittelstufe</text:p>
                  </table:table-cell>
                  <table:table-cell table:style-name="Tabelle3.C1" office:value-type="string">
                    <text:p text:style-name="MP4">EVA</text:p>
                  </table:table-cell>
                </table:table-row>
                <table:table-row table:style-name="Tabelle3.1">
                  <table:table-cell table:style-name="Tabelle3.A2" table:number-columns-spanned="2" office:value-type="string">
                    <text:p text:style-name="MP5">Pflichtenheft</text:p>
                  </table:table-cell>
                  <table:covered-table-cell/>
                  <table:table-cell table:style-name="Tabelle3.C2" office:value-type="string">
                    <text:p text:style-name="MP2"><text:span text:style-name="MT3">Seite</text:span><text:span text:style-name="MT1"> </text:span><text:span text:style-name="MT1"><text:page-number text:select-page="current">3</text:page-number></text:span><text:span text:style-name="MT1">/</text:span><text:span text:style-name="MT1"><text:page-count style:num-format="1">6</text:page-count></text:span></text:p>
                  </table:table-cell>
                </table:table-row>
              </table:table>
              <text:p text:style-name="MP6"/>
            </table:table-cell>
          </table:table-row>
        </table:table>
        <text:p text:style-name="MP7"/>
      </style:header>
      <style:header-left>
        <text:p text:style-name="Header_20_left"/>
      </style:header-left>
      <style:footer>
        <text:p text:style-name="MP8"><text:span text:style-name="MT4"><text:date style:data-style-name="N107" text:date-value="2018-05-16T15:36:27.882752227">05/2018</text:date></text:span><text:span text:style-name="MT3"><text:tab/></text:span><text:span text:style-name="MT3"><text:page-number text:select-page="current">3</text:page-number></text:span><text:span text:style-name="MT3">/</text:span><text:span text:style-name="MT3"><text:page-count style:num-format="1">6</text:page-count></text:span><text:span text:style-name="MT4"><text:tab/>KH</text:span></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neiderwind, Marcel</meta:initial-creator>
    <meta:creation-date>2018-05-02T12:20:00</meta:creation-date>
    <dc:date>2018-05-16T15:36:27.812045267</dc:date>
    <meta:editing-cycles>7</meta:editing-cycles>
    <meta:editing-duration>PT3M2S</meta:editing-duration>
    <meta:document-statistic meta:table-count="4" meta:image-count="1" meta:object-count="0" meta:page-count="6" meta:paragraph-count="163" meta:word-count="1275" meta:character-count="9591" meta:non-whitespace-character-count="8466"/>
    <meta:generator>LibreOffice/5.2.7.2$Linux_X86_64 LibreOffice_project/20m0$Build-2</meta:generator>
    <meta:user-defined meta:name="Info 1"/>
    <meta:user-defined meta:name="Info 2"/>
    <meta:user-defined meta:name="Info 3"/>
    <meta:user-defined meta:name="Info 4"/>
  </office:meta>
</office:document-meta>
</file>